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rsid="0020cad0" officeooo:paragraph-rsid="0020cad0"/>
    </style:style>
    <style:style style:name="P2" style:family="paragraph" style:parent-style-name="Standard">
      <style:text-properties style:font-name="Bitstream Vera Sans" fo:font-weight="normal" officeooo:rsid="0028ba22" officeooo:paragraph-rsid="0028ba22" style:font-weight-asian="normal" style:font-weight-complex="normal"/>
    </style:style>
    <style:style style:name="P3" style:family="paragraph" style:parent-style-name="Text_20_body">
      <style:text-properties style:font-name="Bitstream Vera Sans"/>
    </style:style>
    <style:style style:name="P4" style:family="paragraph" style:parent-style-name="Heading_20_1">
      <style:text-properties style:font-name="Bitstream Vera Sans" fo:font-size="14pt" officeooo:paragraph-rsid="00294a33" style:font-size-asian="14pt" style:font-size-complex="14pt"/>
    </style:style>
    <style:style style:name="P5" style:family="paragraph" style:parent-style-name="Heading_20_1">
      <style:text-properties style:font-name="Bitstream Vera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ba22" style:font-weight-asian="bold" style:font-weight-complex="bold"/>
    </style:style>
    <style:style style:name="T3" style:family="text">
      <style:text-properties style:font-name="Bitstream Vera Sans Mono" fo:font-weight="bold" officeooo:rsid="00208dc9" style:font-weight-asian="bold" style:font-weight-complex="bold"/>
    </style:style>
    <style:style style:name="T4" style:family="text">
      <style:text-properties style:font-name="Bitstream Vera Sans Mono" officeooo:rsid="0028ba22"/>
    </style:style>
    <style:style style:name="T5" style:family="text">
      <style:text-properties officeooo:rsid="00208dc9"/>
    </style:style>
    <style:style style:name="T6" style:family="text">
      <style:text-properties officeooo:rsid="0028ba22"/>
    </style:style>
    <style:style style:name="T7" style:family="text">
      <style:text-properties style:font-name="Bitstream Vera Sans Mono" fo:font-weight="bold" style:font-weight-asian="bold" style:font-weight-complex="bold"/>
    </style:style>
    <style:style style:name="T8" style:family="text">
      <style:text-properties style:font-name="Bitstream Vera Sans Mono" fo:font-weight="bold" officeooo:rsid="0028ba22" style:font-weight-asian="bold" style:font-weight-complex="bold"/>
    </style:style>
    <style:style style:name="T9" style:family="text">
      <style:text-properties style:font-name="Bitstream Vera Sans Mono" officeooo:rsid="0028ba22"/>
    </style:style>
    <style:style style:name="T10" style:family="text">
      <style:text-properties officeooo:rsid="00294a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HW <text:span text:style-name="T6">5</text:span> – <text:span text:style-name="T10">20 Points</text:span></text:h>
      <text:h text:style-name="P4" text:outline-level="1"><text:span text:style-name="T10">Finishing the Birthday Paradox Simulation</text:span> </text:h>
      <text:p text:style-name="P1">Due Date: <text:span text:style-name="T6">Friday April 1, 2022</text:span> by 9:<text:span text:style-name="T6">2</text:span>0AM. </text:p>
      <text:p text:style-name="P1"/>
      <text:p text:style-name="P2">Finish the <text:span text:style-name="T7">simulation.s</text:span> file we started in class this week. </text:p>
      <text:h text:style-name="P5" text:outline-level="1">What to turn in</text:h>
      <text:p text:style-name="P3"><text:span text:style-name="T6">Rename the </text:span><text:span text:style-name="T8">birthday</text:span><text:span text:style-name="T6"> directory we created in class to </text:span><text:span text:style-name="T2">hw5</text:span><text:span text:style-name="T6"> and commit and push all of the relevant </text:span><text:span text:style-name="T2">.c</text:span><text:span text:style-name="T6">, </text:span><text:span text:style-name="T2">.s</text:span><text:span text:style-name="T6">, and </text:span><text:span text:style-name="T2">.h</text:span><text:span text:style-name="T6"> files to your repo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14:55:44.303014644</meta:creation-date>
    <dc:date>2022-03-25T14:41:36.337362819</dc:date>
    <meta:editing-duration>PT42M6S</meta:editing-duration>
    <meta:editing-cycles>13</meta:editing-cycles>
    <meta:generator>LibreOffice/6.1.5.2$Linux_ARM_EABI LibreOffice_project/10$Build-2</meta:generator>
    <meta:document-statistic meta:table-count="0" meta:image-count="0" meta:object-count="0" meta:page-count="1" meta:paragraph-count="6" meta:word-count="57" meta:character-count="309" meta:non-whitespace-character-count="251"/>
  </office:meta>
</office:document-meta>
</file>